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3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Batch_sz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Final_cost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axepoch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equence_NN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146.8972" calcext:value-type="float">
            <text:p>3146.8972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OLS</text:p>
          </table:table-cell>
          <table:table-cell office:value-type="float" office:value="5000" calcext:value-type="float">
            <text:p>500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RMS</text:p>
          </table:table-cell>
          <table:table-cell table:style-name="Default" office:value-type="string" calcext:value-type="string">
            <text:p>[100,100,100,100,100,100]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104.07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OLS</text:p>
          </table:table-cell>
          <table:table-cell office:value-type="float" office:value="25000" calcext:value-type="float">
            <text:p>250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352.3132" calcext:value-type="float">
            <text:p>1352.313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string" calcext:value-type="string">
            <text:p>OLS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/>
          <table:table-cell table:style-name="Default" office:value-type="string" calcext:value-type="string">
            <text:p>Adam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790.65</text:p>
          </table:table-cell>
          <table:table-cell office:value="5e-05" office:value-type="float"/>
          <table:table-cell office:value-type="string">
            <text:p>OLS</text:p>
          </table:table-cell>
          <table:table-cell office:value="25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209.18</text:p>
          </table:table-cell>
          <table:table-cell office:value="5e-05" office:value-type="float"/>
          <table:table-cell office:value-type="string">
            <text:p>OLS</text:p>
          </table:table-cell>
          <table:table-cell office:value="4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616.512</text:p>
          </table:table-cell>
          <table:table-cell office:value="0.0005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88.59</text:p>
          </table:table-cell>
          <table:table-cell office:value="0.0008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91.119</text:p>
          </table:table-cell>
          <table:table-cell office:value="0.001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353.658</text:p>
          </table:table-cell>
          <table:table-cell office:value="0.001" office:value-type="float"/>
          <table:table-cell office:value-type="string">
            <text:p>OLS</text:p>
          </table:table-cell>
          <table:table-cell office:value="5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3:22:47.681522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49:52.134073353</meta:creation-date>
    <dc:date>2018-04-24T17:33:51.001822</dc:date>
    <meta:editing-duration>PT32M10S</meta:editing-duration>
    <meta:editing-cycles>37</meta:editing-cycles>
    <meta:generator>http://pypi.python.org/pypi/ezodf/0.1.0$Python2.7.12 (default, Dec  4 2017, 14:50:18) 
[GCC 5.4.0 20160609]</meta:generator>
    <meta:document-statistic meta:table-count="1" meta:cell-count="44" meta:object-count="0"/>
  </office:meta>
</office:document-meta>
</file>